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4088CBB8.png" manifest:media-type="image/png"/>
  <manifest:file-entry manifest:full-path="Pictures/100002010000040000000300758516F2.png" manifest:media-type="image/png"/>
  <manifest:file-entry manifest:full-path="Pictures/10000201000004000000030054EF23C5.png" manifest:media-type="image/png"/>
  <manifest:file-entry manifest:full-path="Pictures/1000020100000400000003009AA3A9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7.088cm" svg:height="20.316cm" svg:x="0.463cm" svg:y="0.348cm">
          <draw:image xlink:href="Pictures/1000020100000400000003009AA3A9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27.088cm" svg:height="20.316cm" svg:x="0.463cm" svg:y="0.348cm">
          <draw:image xlink:href="Pictures/10000201000004000000030054EF23C5.png" xlink:type="simple" xlink:show="embed" xlink:actuate="onLoad">
            <text:p/>
          </draw:image>
        </draw:frame>
        <draw:frame draw:style-name="gr3" draw:text-style-name="P1" draw:layer="layout" svg:width="27.088cm" svg:height="20.316cm" svg:x="0.463cm" svg:y="0.348cm">
          <draw:image xlink:href="Pictures/1000020100000400000003004088CB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" draw:text-style-name="P1" draw:layer="layout" svg:width="27.088cm" svg:height="20.316cm" svg:x="0.463cm" svg:y="0.348cm">
          <draw:image xlink:href="Pictures/100002010000040000000300758516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3:36:42.681016115</meta:creation-date>
    <dc:date>2015-10-07T13:50:03.377610954</dc:date>
    <meta:editing-duration>P0D</meta:editing-duration>
    <meta:editing-cycles>1</meta:editing-cycles>
    <meta:document-statistic meta:object-count="31"/>
    <meta:generator>LibreOffice/4.2.8.2$Linux_X86_64 LibreOffice_project/420m0$Build-2</meta:generator>
  </office:meta>
</office:document-meta>
</file>